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30000001C11F6D632.png"/>
  <manifest:file-entry manifest:media-type="image/png" manifest:full-path="Pictures/10000000000000030000001C7378CC1C.png"/>
  <manifest:file-entry manifest:media-type="image/png" manifest:full-path="Pictures/10000000000000030000001C59871DEC.png"/>
  <manifest:file-entry manifest:media-type="image/png" manifest:full-path="Pictures/10000000000000030000001C9ADBF30F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color="#333333" draw:fill-gradient-name="Dark_20_Background_20_2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808080" draw:fill="none" draw:fill-color="#ffffff" draw:fill-gradient-name="Gradient_20_8" draw:fill-image-width="0cm" draw:fill-image-height="0cm" draw:textarea-horizontal-align="left" draw:auto-grow-height="true" draw:auto-grow-width="false" fo:min-height="2.251cm" fo:min-width="12.5cm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99ccff" draw:marker-start-width="0.277cm" draw:marker-end-width="0.277cm" draw:fill="bitmap" draw:fill-image-name="green" draw:opacity-name="" style:repeat="stretch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.051cm" svg:stroke-color="#99ccff" draw:marker-start-width="0.277cm" draw:marker-end-width="0.277cm" draw:fill="bitmap" draw:fill-image-name="grad5" draw:opacity-name="" style:repeat="stretch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svg:stroke-width="0.051cm" svg:stroke-color="#99ccff" draw:marker-start-width="0.277cm" draw:marker-end-width="0.277cm" draw:fill="bitmap" draw:fill-color="#33a3a3" draw:fill-gradient-name="br5" draw:fill-hatch-name="Black_20_0_20_Degrees" draw:fill-image-name="aqua" draw:opacity-name="" style:repeat="stretch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marker-end="Arrow" draw:marker-end-width="0.3cm"/>
    </style:style>
    <style:style style:name="gr7" style:family="graphic" style:parent-style-name="standard">
      <style:graphic-properties svg:stroke-width="0.051cm" svg:stroke-color="#99ccff" draw:marker-start-width="0.277cm" draw:marker-end-width="0.277cm" draw:fill="bitmap" draw:fill-color="#33a3a3" draw:fill-gradient-name="br5" draw:fill-hatch-name="Black_20_0_20_Degrees" draw:fill-image-name="purple" draw:opacity-name="" style:repeat="stretch" draw:textarea-horizontal-align="justify" draw:textarea-vertical-align="middle" draw:auto-grow-height="false" fo:padding-top="0.125cm" fo:padding-bottom="0.125cm" fo:padding-left="0.25cm" fo:padding-right="0.25cm"/>
    </style:style>
    <style:style style:name="pr1" style:family="presentation" style:parent-style-name="Default_20_1-title">
      <style:graphic-properties draw:fill-color="#ffffff" draw:auto-grow-height="true" fo:min-height="9.004cm"/>
    </style:style>
    <style:style style:name="pr2" style:family="presentation" style:parent-style-name="Default_20_1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draw:auto-grow-height="true" fo:min-height="2.502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 fo:font-family="'Segoe UI'" style:font-family-generic="swiss" style:font-pitch="variable" fo:font-size="20pt" fo:font-weight="normal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family="'Segoe UI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000000" fo:font-family="'Segoe UI'" style:font-family-generic="swiss" style:font-pitch="variable" fo:font-size="20pt" fo:font-weight="normal"/>
    </style:style>
    <style:style style:name="T2" style:family="text">
      <style:text-properties fo:font-family="'Segoe UI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essandro Febretti - Videogame design &amp; Game Industry</presentation:footer-decl>
      <presentation:date-time-decl presentation:name="dtd1" presentation:source="current-date" style:data-style-name="D3"/>
      <draw:page draw:name="page1" draw:style-name="dp1" draw:master-page-name="Default_20_1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6.423cm" svg:height="9.004cm" svg:x="3.602cm" svg:y="3cm" presentation:class="title">
          <draw:text-box>
            <text:p text:style-name="P1">VIDEOGAME DESIGN<text:line-break/>&amp; GAME INDUSTRY</text:p>
          </draw:text-box>
        </draw:frame>
        <draw:frame draw:style-name="gr1" draw:text-style-name="P2" draw:layer="layout" svg:width="33.63cm" svg:height="2.501cm" svg:x="0cm" svg:y="18.504cm">
          <draw:text-box>
            <text:p text:style-name="P1"><text:span text:style-name="T1">Alessandro Febretti</text:span></text:p>
            <text:p text:style-name="P1"><text:span text:style-name="T1"><text:tab/></text:span><text:span text:style-name="T1">Politecnico di Milano - A.A. 08/09</text:span></text:p>
          </draw:text-box>
        </draw:frame>
        <presentation:notes draw:style-name="dp2">
          <draw:page-thumbnail draw:style-name="gr2" draw:layer="layout" svg:width="9.999cm" svg:height="9.999cm" svg:x="0cm" svg:y="0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4" presentation:use-footer-name="ftr1" presentation:use-date-time-name="dtd1">
        <office:forms form:automatic-focus="false" form:apply-design-mode="false"/>
        <draw:frame presentation:style-name="pr3" draw:text-style-name="P1" draw:layer="layout" svg:width="34.232cm" svg:height="2.502cm" svg:x="-0.002cm" svg:y="0cm" presentation:class="title">
          <draw:text-box>
            <text:p text:style-name="P1">Outline</text:p>
          </draw:text-box>
        </draw:frame>
        <draw:custom-shape draw:style-name="gr3" draw:text-style-name="P5" draw:id="id1" draw:layer="layout" svg:width="4.907cm" svg:height="2.001cm" svg:x="11.593cm" svg:y="3.5cm">
          <text:p text:style-name="P4"><text:span text:style-name="T2">Sonde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id="id6" draw:layer="layout" svg:width="4.907cm" svg:height="2.001cm" svg:x="27.093cm" svg:y="6.5cm">
          <text:p text:style-name="P6"><text:span text:style-name="T2">Delaunay2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3" draw:layer="layout" svg:width="4.907cm" svg:height="2.001cm" svg:x="21.093cm" svg:y="3.501cm">
          <text:p text:style-name="P4"><text:span text:style-name="T2">Sonde Volu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5" draw:layer="layout" svg:width="4.907cm" svg:height="2.001cm" svg:x="27.093cm" svg:y="3.501cm">
          <text:p text:style-name="P4"><text:span text:style-name="T2">Bathymetry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id="id7" draw:layer="layout" svg:width="4.907cm" svg:height="2.001cm" svg:x="27cm" svg:y="10cm">
          <text:p text:style-name="P6"><text:span text:style-name="T2">PolyDataMap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id="id2" draw:layer="layout" svg:width="5.407cm" svg:height="2cm" svg:x="9.5cm" svg:y="8.001cm">
          <text:p text:style-name="P6"><text:span text:style-name="T2">Threshold Fil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id="id4" draw:layer="layout" svg:width="5.407cm" svg:height="2cm" svg:x="21.193cm" svg:y="7.001cm">
          <text:p text:style-name="P6"><text:span text:style-name="T2">Threshold Fil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id="id9" draw:layer="layout" svg:width="5.407cm" svg:height="2cm" svg:x="6.593cm" svg:y="11.501cm">
          <text:p text:style-name="P6"><text:span text:style-name="T2">DataSetMap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id="id8" draw:layer="layout" svg:width="5.407cm" svg:height="2cm" svg:x="21.193cm" svg:y="10.001cm">
          <text:p text:style-name="P6"><text:span text:style-name="T2">DataSetMap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12" draw:layer="layout" svg:width="3.5cm" svg:height="1.5cm" svg:x="25.5cm" svg:y="14.501cm">
          <text:p text:style-name="P6"><text:span text:style-name="T2">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10" draw:layer="layout" svg:width="3.5cm" svg:height="1.5cm" svg:x="12cm" svg:y="14.501cm">
          <text:p text:style-name="P6"><text:span text:style-name="T2">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11" draw:layer="layout" svg:width="3.5cm" svg:height="1.5cm" svg:x="21cm" svg:y="14.501cm">
          <text:p text:style-name="P6"><text:span text:style-name="T2">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14" draw:layer="layout" svg:width="3.5cm" svg:height="1.5cm" svg:x="2.5cm" svg:y="8.501cm">
          <text:p text:style-name="P6"><text:span text:style-name="T2">XYP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13" draw:layer="layout" svg:width="3.5cm" svg:height="1.5cm" svg:x="16.5cm" svg:y="14.501cm">
          <text:p text:style-name="P6"><text:span text:style-name="T2">ScalarBa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layer="layout" draw:type="curve" svg:x1="14.046cm" svg:y1="5.501cm" svg:x2="12.203cm" svg:y2="8.001cm" draw:start-shape="id1" draw:start-glue-point="2" draw:end-shape="id2" draw:end-glue-point="0" svg:d="m14046 5501c0 1875-1843 625-1843 2500">
          <text:p/>
        </draw:connector>
        <draw:connector draw:style-name="gr6" draw:layer="layout" draw:type="curve" svg:x1="23.546cm" svg:y1="5.502cm" svg:x2="23.896cm" svg:y2="7.001cm" draw:start-shape="id3" draw:start-glue-point="2" draw:end-shape="id4" draw:end-glue-point="0" svg:d="m23546 5502c0 1125 350 376 350 1499">
          <text:p/>
        </draw:connector>
        <draw:connector draw:style-name="gr6" draw:layer="layout" draw:type="curve" svg:x1="29.546cm" svg:y1="5.502cm" svg:x2="29.546cm" svg:y2="6.5cm" draw:start-shape="id5" draw:start-glue-point="2" draw:end-shape="id6" draw:end-glue-point="0" svg:d="m29546 5502v998">
          <text:p/>
        </draw:connector>
        <draw:connector draw:style-name="gr6" draw:layer="layout" draw:type="curve" svg:x1="29.546cm" svg:y1="8.501cm" svg:x2="29.453cm" svg:y2="10cm" draw:start-shape="id6" draw:start-glue-point="2" draw:end-shape="id7" draw:end-glue-point="0" svg:d="m29546 8501c0 1123-93 374-93 1499">
          <text:p/>
        </draw:connector>
        <draw:connector draw:style-name="gr6" draw:layer="layout" draw:type="curve" svg:x1="23.896cm" svg:y1="9.001cm" svg:x2="23.896cm" svg:y2="10.001cm" draw:start-shape="id4" draw:start-glue-point="2" draw:end-shape="id8" draw:end-glue-point="0" svg:d="m23896 9001v1000">
          <text:p/>
        </draw:connector>
        <draw:connector draw:style-name="gr6" draw:layer="layout" draw:type="curve" svg:x1="12.203cm" svg:y1="10.001cm" svg:x2="9.296cm" svg:y2="11.501cm" draw:start-shape="id2" draw:start-glue-point="2" draw:end-shape="id9" draw:end-glue-point="0" svg:d="m12203 10001c0 1126-2907 377-2907 1500">
          <text:p/>
        </draw:connector>
        <draw:connector draw:style-name="gr6" draw:layer="layout" draw:type="curve" draw:line-skew="-2.815cm -4.552cm" svg:x1="9.296cm" svg:y1="13.501cm" svg:x2="13.75cm" svg:y2="14.501cm" draw:start-shape="id9" draw:start-glue-point="2" draw:end-shape="id10" draw:end-glue-point="0" svg:d="m9296 13501c0 355 2204 237 2204 343s2250-169 2250 657">
          <text:p/>
        </draw:connector>
        <draw:connector draw:style-name="gr6" draw:layer="layout" draw:type="curve" svg:x1="23.896cm" svg:y1="12.001cm" svg:x2="22.75cm" svg:y2="14.501cm" draw:start-shape="id8" draw:start-glue-point="2" draw:end-shape="id11" draw:end-glue-point="0" svg:d="m23896 12001c0 1876-1146 627-1146 2500">
          <text:p/>
        </draw:connector>
        <draw:connector draw:style-name="gr6" draw:layer="layout" draw:type="curve" svg:x1="29.453cm" svg:y1="12.001cm" svg:x2="27.25cm" svg:y2="14.501cm" draw:start-shape="id7" draw:start-glue-point="2" draw:end-shape="id12" draw:end-glue-point="0" svg:d="m29453 12001c0 1875-2203 625-2203 2500">
          <text:p/>
        </draw:connector>
        <draw:connector draw:style-name="gr6" draw:layer="layout" draw:type="curve" svg:x1="12.203cm" svg:y1="10.001cm" svg:x2="18.25cm" svg:y2="14.501cm" draw:start-shape="id2" draw:start-glue-point="2" draw:end-shape="id13" draw:end-glue-point="0" svg:d="m12203 10001c0 3376 6047 1127 6047 4500">
          <text:p/>
        </draw:connector>
        <draw:connector draw:style-name="gr6" draw:layer="layout" draw:type="curve" svg:x1="9.5cm" svg:y1="9.001cm" svg:x2="6cm" svg:y2="9.251cm" draw:start-shape="id2" draw:start-glue-point="3" draw:end-shape="id14" draw:end-glue-point="1" svg:d="m9500 9001c-2625 0-875 250-3500 250">
          <text:p/>
        </draw:connector>
        <draw:custom-shape draw:style-name="gr7" draw:text-style-name="P4" draw:id="id16" draw:layer="layout" svg:width="6cm" svg:height="1.5cm" svg:x="18.5cm" svg:y="17cm">
          <text:p text:style-name="P6"><text:span text:style-name="T2">Main Render Win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id="id15" draw:layer="layout" svg:width="6cm" svg:height="1.5cm" svg:x="3cm" svg:y="17cm">
          <text:p text:style-name="P6"><text:span text:style-name="T2">Plot Win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layer="layout" draw:type="curve" svg:x1="4.25cm" svg:y1="10.001cm" svg:x2="6cm" svg:y2="17cm" draw:start-shape="id14" draw:start-glue-point="2" draw:end-shape="id15" draw:end-glue-point="0" svg:d="m4250 10001c0 5250 1750 1751 1750 6999">
          <text:p/>
        </draw:connector>
        <draw:connector draw:style-name="gr6" draw:layer="layout" draw:type="curve" svg:x1="13.75cm" svg:y1="16.001cm" svg:x2="21.5cm" svg:y2="17cm" draw:start-shape="id10" draw:start-glue-point="2" draw:end-shape="id16" draw:end-glue-point="0" svg:d="m13750 16001c0 828 3251 552 3251 500s4499-327 4499 499">
          <text:p/>
        </draw:connector>
        <draw:connector draw:style-name="gr6" draw:layer="layout" draw:type="curve" svg:x1="18.25cm" svg:y1="16.001cm" svg:x2="21.5cm" svg:y2="17cm" draw:start-shape="id13" draw:start-glue-point="2" draw:end-shape="id16" draw:end-glue-point="0" svg:d="m18250 16001c0 750 3250 251 3250 999">
          <text:p/>
        </draw:connector>
        <draw:connector draw:style-name="gr6" draw:layer="layout" draw:type="curve" svg:x1="22.75cm" svg:y1="16.001cm" svg:x2="21.5cm" svg:y2="17cm" draw:start-shape="id11" draw:start-glue-point="2" draw:end-shape="id16" draw:end-glue-point="0" svg:d="m22750 16001c0 750-1250 251-1250 999">
          <text:p/>
        </draw:connector>
        <draw:connector draw:style-name="gr6" draw:layer="layout" draw:type="curve" draw:line-skew="0cm -4.552cm 2.813cm" svg:x1="27.25cm" svg:y1="16.001cm" svg:x2="21.5cm" svg:y2="17cm" draw:start-shape="id12" draw:start-glue-point="2" draw:end-shape="id16" draw:end-glue-point="0" svg:d="m27250 16001c0 828-2250 552-2250 657s-3500-13-3500 342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Background" draw:display-name="Dark Background" draw:style="linear" draw:start-color="#333333" draw:end-color="#33a3a3" draw:start-intensity="30%" draw:end-intensity="100%" draw:angle="1800" draw:border="85%"/>
    <draw:gradient draw:name="Dark_20_Background_20_2" draw:display-name="Dark Background 2" draw:style="linear" draw:start-color="#333333" draw:end-color="#333333" draw:start-intensity="30%" draw:end-intensity="40%" draw:angle="1800" draw:border="80%"/>
    <draw:gradient draw:name="Dark_20_Background_20_Bottom" draw:display-name="Dark Background Bottom" draw:style="linear" draw:start-color="#b3b3b3" draw:end-color="#333333" draw:start-intensity="100%" draw:end-intensity="100%" draw:angle="1800" draw:border="80%"/>
    <draw:gradient draw:name="Gradient_20_17" draw:display-name="Gradient 17" draw:style="linear" draw:start-color="#004a4a" draw:end-color="#198a8a" draw:start-intensity="100%" draw:end-intensity="100%" draw:angle="0" draw:border="50%"/>
    <draw:gradient draw:name="Gradient_20_19" draw:display-name="Gradient 19" draw:style="rectangular" draw:cx="50%" draw:cy="50%" draw:start-color="#ffffff" draw:end-color="#666666" draw:start-intensity="100%" draw:end-intensity="100%" draw:angle="0" draw:border="0%"/>
    <draw:gradient draw:name="Gradient_20_74" draw:display-name="Gradient 74" draw:style="linear" draw:start-color="#004a4a" draw:end-color="#198a8a" draw:start-intensity="100%" draw:end-intensity="100%" draw:angle="0" draw:border="40%"/>
    <draw:gradient draw:name="Gradient_20_8" draw:display-name="Gradient 8" draw:style="linear" draw:start-color="#e6e6ff" draw:end-color="#ffffff" draw:start-intensity="100%" draw:end-intensity="100%" draw:angle="150" draw:border="0%"/>
    <draw:gradient draw:name="Gradient_20_80" draw:display-name="Gradient 80" draw:style="linear" draw:start-color="#333333" draw:end-color="#33a3a3" draw:start-intensity="30%" draw:end-intensity="45%" draw:angle="1800" draw:border="95%"/>
    <draw:gradient draw:name="Gradient_20_83" draw:display-name="Gradient 83" draw:style="axial" draw:start-color="#4c4c4c" draw:end-color="#333333" draw:start-intensity="100%" draw:end-intensity="100%" draw:angle="600" draw:border="65%"/>
    <draw:gradient draw:name="Gradient_20_9" draw:display-name="Gradient 9" draw:style="linear" draw:start-color="#198a8a" draw:end-color="#198a8a" draw:start-intensity="100%" draw:end-intensity="70%" draw:angle="0" draw:border="15%"/>
    <draw:gradient draw:name="Shade" draw:style="linear" draw:start-color="#ffff66" draw:end-color="#ffff66" draw:start-intensity="100%" draw:end-intensity="70%" draw:angle="0" draw:border="0%"/>
    <draw:gradient draw:name="br5" draw:style="radial" draw:cx="85%" draw:cy="5%" draw:start-color="#23b8dc" draw:end-color="#23b8dc" draw:start-intensity="75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" xlink:href="Pictures/10000000000000030000001C9ADBF30F.png" xlink:type="simple" xlink:show="embed" xlink:actuate="onLoad"/>
    <draw:fill-image draw:name="grad5" xlink:href="Pictures/10000000000000030000001C11F6D632.png" xlink:type="simple" xlink:show="embed" xlink:actuate="onLoad"/>
    <draw:fill-image draw:name="green" xlink:href="Pictures/10000000000000030000001C59871DEC.png" xlink:type="simple" xlink:show="embed" xlink:actuate="onLoad"/>
    <draw:fill-image draw:name="purple" xlink:href="Pictures/10000000000000030000001C7378CC1C.png" xlink:type="simple" xlink:show="embed" xlink:actuate="onLoad"/>
    <draw:opacity draw:name="Transparency_20_1" draw:display-name="Transparency 1" draw:style="rectangular" draw:cx="50%" draw:cy="50%" draw:start="0%" draw:end="70%" draw:angle="0" draw:border="0%"/>
    <draw:opacity draw:name="Transparency_20_3" draw:display-name="Transparency 3" draw:style="rectangular" draw:cx="50%" draw:cy="50%" draw:start="0%" draw:end="10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51cm" svg:stroke-color="#99ccff" draw:marker-start-width="0.381cm" draw:marker-start-center="false" draw:marker-end-width="0.381cm" draw:marker-end-center="false" svg:stroke-opacity="100%" draw:stroke-linejoin="bevel" draw:fill="solid" draw:fill-color="#33a3a3" draw:secondary-fill-color="#99ccff" draw:fill-gradient-name="Gradient_20_19" draw:gradient-step-count="0" draw:fill-hatch-name="Hatch_20_1" draw:fill-hatch-solid="false" draw:fill-image-name="Bitmape_20_1" draw:opacity="100%" draw:opacity-name="Transparency_20_1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visible" draw:shadow-offset-x="0cm" draw:shadow-offset-y="0cm" draw:shadow-color="#33a3a3" draw:shadow-opacity="3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w" style:family="graphic" style:parent-style-name="standard">
      <style:graphic-properties draw:stroke="none" draw:stroke-dash="Dash_20_2" svg:stroke-width="0.051cm" svg:stroke-color="#99ccff" draw:marker-start-width="0.381cm" draw:marker-start-center="false" draw:marker-end-width="0.381cm" draw:marker-end-center="false" svg:stroke-opacity="100%" draw:stroke-linejoin="bevel" draw:fill="solid" draw:fill-color="#00cccc" draw:secondary-fill-color="#99ccff" draw:fill-gradient-name="Shade" draw:gradient-step-count="0" draw:fill-hatch-name="Hatch_20_1" draw:fill-hatch-solid="false" draw:fill-image-name="Bitmape_20_1" draw:opacity="100%" draw:opacity-name="Transparency_20_3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visible" draw:shadow-offset-x="0cm" draw:shadow-offset-y="0cm" draw:shadow-color="#33a3a3" draw:shadow-opacity="30%" text:animation="none" text:animation-direction="left" text:animation-start-inside="false" text:animation-stop-inside="false" text:animation-repeat="0" text:animation-delay="PT00H00M00S" text:animation-steps="0cm">
        <text:list-style style:name="Gl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Default-background" style:family="presentation">
      <style:graphic-properties draw:stroke="none" draw:fill="gradient" draw:fill-color="#333333" draw:fill-gradient-name="Dark_20_Background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  <style:paragraph-properties>
        <style:tab-stops/>
      </style:paragraph-properties>
      <style:text-properties fo:font-family="'Segoe UI'" style:font-style-name="Normale" style:font-family-generic="swiss" style:font-pitch="variable" fo:font-size="16pt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color="#ffffff" draw:auto-grow-height="true" fo:min-height="13.86cm">
        <text:list-style style:name="Default-outline1">
          <text:list-level-style-bullet text:level="1" text:bullet-char="●">
            <style:list-level-properties/>
            <style:text-properties fo:font-family="StarSymbol" style:font-charset="x-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Segoe UI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MS Gothic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svg:stroke-color="#000000" draw:fill="none" draw:fill-color="#000000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fo:font-family="'Segoe UI'" style:font-family-generic="swiss" style:font-pitch="variable" fo:font-size="28pt" fo:font-style="normal" fo:text-shadow="1pt 1pt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gradient" draw:fill-color="#333333" draw:fill-gradient-name="Dark_20_Background_20_2" draw:fill-image-width="0cm" draw:fill-image-height="0cm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fo:font-family="'Segoe UI'" style:font-family-generic="swiss" style:font-pitch="variable" fo:font-size="44pt" fo:font-style="normal" fo:text-shadow="1pt 1pt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33.63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gradient" draw:fill-color="#333333" draw:fill-gradient-name="Dark_20_Background" draw:fill-image-width="0cm" draw:fill-image-height="0cm"/>
    </style:style>
    <style:style style:name="Mdp2" style:family="drawing-page">
      <style:drawing-page-properties draw:background-size="border" draw:fill="gradient" draw:fill-color="#333333" draw:fill-gradient-name="Dark_20_Background_20_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fill="gradient" draw:fill-color="#99ccff" draw:fill-gradient-name="Gradient_20_80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gradient" draw:fill-color="#800080" draw:fill-gradient-name="Gradient_20_9" draw:fill-image-width="0cm" draw:fill-image-height="0cm" draw:textarea-horizontal-align="justify" draw:textarea-vertical-align="middle" draw:auto-grow-height="false"/>
    </style:style>
    <style:style style:name="Mpr4" style:family="presentation" style:parent-style-name="Default-backgroundobjects">
      <style:graphic-properties draw:stroke="none" draw:fill="gradient" draw:fill-color="#800080" draw:fill-gradient-name="Gradient_20_74" draw:fill-image-width="0cm" draw:fill-image-height="0cm" draw:textarea-horizontal-align="justify" draw:textarea-vertical-align="middle" draw:auto-grow-height="false"/>
    </style:style>
    <style:style style:name="Mpr5" style:family="presentation" style:parent-style-name="Default-backgroundobjects">
      <style:graphic-properties svg:stroke-width="0cm" svg:stroke-color="#99ccff" draw:marker-start-width="0.2cm" draw:marker-end-width="0.2cm" draw:fill="solid" draw:fill-color="#800080" draw:fill-image-width="0cm" draw:fill-image-height="0cm" draw:textarea-horizontal-align="center" draw:textarea-vertical-align="middle" fo:padding-top="0cm" fo:padding-bottom="0cm" fo:padding-left="0cm" fo:padding-right="0cm"/>
    </style:style>
    <style:style style:name="Mpr6" style:family="presentation" style:parent-style-name="Default-title">
      <style:graphic-properties draw:fill-color="#ffffff" draw:auto-grow-height="false" fo:min-height="3.507cm"/>
    </style:style>
    <style:style style:name="Mpr7" style:family="presentation" style:parent-style-name="Default-backgroundobjects">
      <style:graphic-properties draw:stroke="none" draw:fill="gradient" draw:fill-color="#800080" draw:fill-gradient-name="Dark_20_Background_20_Bottom" draw:fill-image-width="0cm" draw:fill-image-height="0cm" draw:textarea-horizontal-align="center" draw:textarea-vertical-align="middle"/>
    </style:style>
    <style:style style:name="Mpr8" style:family="presentation" style:parent-style-name="Default-backgroundobjects">
      <style:graphic-properties svg:stroke-color="#666666" draw:fill="solid" draw:fill-color="#000000" draw:fill-gradient-name="Gradient_20_8" draw:fill-image-width="0cm" draw:fill-image-height="0cm" draw:textarea-horizontal-align="center" draw:textarea-vertical-align="middle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01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_20_1-backgroundobjects">
      <style:graphic-properties draw:stroke="none" draw:fill="gradient" draw:fill-color="#800080" draw:fill-gradient-name="Dark_20_Background_20_Bottom" draw:fill-image-width="0cm" draw:fill-image-height="0cm" draw:textarea-horizontal-align="center" draw:textarea-vertical-align="middle"/>
    </style:style>
    <style:style style:name="Mpr14" style:family="presentation" style:parent-style-name="Default_20_1-backgroundobjects">
      <style:graphic-properties draw:stroke="solid" svg:stroke-color="#666666" draw:fill="gradient" draw:fill-color="#800080" draw:fill-gradient-name="Gradient_20_83" draw:fill-image-width="0cm" draw:fill-image-height="0cm" draw:textarea-horizontal-align="justify" draw:textarea-vertical-align="middle" draw:auto-grow-height="false"/>
    </style:style>
    <style:style style:name="Mpr15" style:family="presentation" style:parent-style-name="Default_20_1-backgroundobjects">
      <style:graphic-properties draw:stroke="none" svg:stroke-color="#99ccff" draw:fill="gradient" draw:fill-color="#800080" draw:fill-gradient-name="Gradient_20_9" draw:fill-image-width="0cm" draw:fill-image-height="0cm" draw:textarea-horizontal-align="justify" draw:textarea-vertical-align="middle" draw:auto-grow-height="false"/>
    </style:style>
    <style:style style:name="Mpr16" style:family="presentation" style:parent-style-name="Default_20_1-backgroundobjects">
      <style:graphic-properties draw:stroke="none" svg:stroke-color="#99ccff" draw:fill="gradient" draw:fill-color="#800080" draw:fill-gradient-name="Gradient_20_17" draw:fill-image-width="0cm" draw:fill-image-height="0cm" draw:textarea-horizontal-align="justify" draw:textarea-vertical-align="middle" draw:auto-grow-height="false"/>
    </style:style>
    <style:style style:name="Mpr17" style:family="presentation" style:parent-style-name="Default_20_1-backgroundobjects">
      <style:graphic-properties draw:stroke="none" svg:stroke-color="#99ccff" draw:fill="none" draw:fill-color="#000000" draw:fill-gradient-name="Gradient_20_8" draw:fill-image-width="0cm" draw:fill-image-height="0cm" draw:textarea-horizontal-align="center" draw:textarea-vertical-align="middle"/>
    </style:style>
    <style:style style:name="Mpr18" style:family="presentation" style:parent-style-name="Default_20_1-title">
      <style:graphic-properties draw:fill-color="#ffffff" draw:auto-grow-height="false" fo:min-height="3.507cm"/>
    </style:style>
    <style:style style:name="Mpr19" style:family="presentation" style:parent-style-name="Default_20_1-outline1">
      <style:graphic-properties draw:fill-color="#ffffff" draw:auto-grow-height="false" fo:min-height="13.86cm"/>
    </style:style>
    <style:style style:name="Mpr2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21" style:family="presentation" style:parent-style-name="Default_20_1-backgroundobjects">
      <style:graphic-properties svg:stroke-color="#008080" draw:fill="solid" draw:fill-color="#000000" draw:fill-gradient-name="Gradient_20_8" draw:fill-image-width="0cm" draw:fill-image-height="0cm" draw:textarea-horizontal-align="center" draw:textarea-vertical-align="middle"/>
    </style:style>
    <style:style style:name="Mpr22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3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7.949cm" svg:height="4.965cm" svg:x="1.308cm" svg:y="2.05cm" draw:page-number="1"/>
      <draw:page-thumbnail draw:layer="backgroundobjects" svg:width="7.949cm" svg:height="4.965cm" svg:x="1.308cm" svg:y="8.016cm"/>
      <draw:page-thumbnail draw:layer="backgroundobjects" svg:width="7.949cm" svg:height="4.965cm" svg:x="1.308cm" svg:y="13.982cm"/>
      <draw:page-thumbnail draw:layer="backgroundobjects" svg:width="7.949cm" svg:height="4.965cm" svg:x="10.874cm" svg:y="2.05cm"/>
      <draw:page-thumbnail draw:layer="backgroundobjects" svg:width="7.949cm" svg:height="4.965cm" svg:x="10.874cm" svg:y="8.016cm"/>
      <draw:page-thumbnail draw:layer="backgroundobjects" svg:width="7.949cm" svg:height="4.965cm" svg:x="10.874cm" svg:y="13.982cm"/>
      <draw:page-thumbnail draw:layer="backgroundobjects" svg:width="7.949cm" svg:height="4.965cm" svg:x="20.44cm" svg:y="2.05cm"/>
      <draw:page-thumbnail draw:layer="backgroundobjects" svg:width="7.949cm" svg:height="4.965cm" svg:x="20.44cm" svg:y="8.016cm"/>
      <draw:page-thumbnail draw:layer="backgroundobjects" svg:width="7.949cm" svg:height="4.965cm" svg:x="20.44cm" svg:y="13.982cm"/>
    </style:handout-master>
    <style:master-page style:name="Default" style:page-layout-name="PM1" draw:style-name="Mdp1">
      <office:forms form:automatic-focus="false" form:apply-design-mode="false"/>
      <draw:rect presentation:style-name="Mpr1" draw:layer="backgroundobjects" svg:width="34.831cm" svg:height="17.005cm" svg:x="-0.601cm" svg:y="2.5cm">
        <text:p/>
      </draw:rect>
      <draw:frame presentation:style-name="Mpr2" draw:text-style-name="MP4" draw:layer="backgroundobjects" svg:width="30.266cm" svg:height="13.863cm" svg:x="1.562cm" svg:y="4.142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5" draw:layer="backgroundobjects" svg:width="33.931cm" svg:height="1.25cm" svg:x="0.001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5" draw:layer="backgroundobjects" svg:width="33.931cm" svg:height="1.25cm" svg:x="0.001cm" svg:y="1.25cm">
        <text:p/>
        <draw:enhanced-geometry svg:viewBox="0 0 21600 21600" draw:type="rectangle" draw:enhanced-path="M 0 0 L 21600 0 21600 21600 0 21600 0 0 Z N"/>
      </draw:custom-shape>
      <draw:line presentation:style-name="Mpr5" draw:text-style-name="MP5" draw:layer="backgroundobjects" svg:x1="-0.001cm" svg:y1="2.5cm" svg:x2="34.23cm" svg:y2="2.5cm">
        <text:p/>
      </draw:line>
      <draw:frame presentation:style-name="Mpr6" draw:text-style-name="MP3" draw:layer="backgroundobjects" svg:width="34.232cm" svg:height="2.501cm" svg:x="-0.002cm" svg:y="0cm" presentation:class="title">
        <draw:text-box>
          <text:p text:style-name="MP3">Click to edit the title text format</text:p>
        </draw:text-box>
      </draw:frame>
      <draw:rect presentation:style-name="Mpr7" draw:text-style-name="MP5" draw:layer="backgroundobjects" svg:width="33.629cm" svg:height="1.499cm" svg:x="0cm" svg:y="19.505cm">
        <text:p/>
      </draw:rect>
      <draw:line presentation:style-name="Mpr8" draw:text-style-name="MP5" draw:layer="backgroundobjects" svg:x1="-0.601cm" svg:y1="19.505cm" svg:x2="33.63cm" svg:y2="19.505cm">
        <text:p/>
      </draw:line>
      <draw:frame presentation:style-name="Mpr9" draw:text-style-name="MP6" draw:layer="backgroundobjects" svg:width="17.416cm" svg:height="1.079cm" svg:x="9.007cm" svg:y="19.92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2" draw:layer="backgroundobjects" svg:width="4.232cm" svg:height="1.079cm" svg:x="28.224cm" svg:y="19.925cm" presentation:class="page-number">
        <draw:text-box>
          <text:p text:style-name="MP2"><text:span text:style-name="MT1"><text:page-number>&lt;numero&gt;</text:page-number></text:span></text:p>
        </draw:text-box>
      </draw:frame>
      <draw:frame presentation:style-name="Mpr10" draw:text-style-name="MP7" draw:layer="backgroundobjects" svg:width="7.834cm" svg:height="1cm" svg:x="0.572cm" svg:y="20.005cm" presentation:class="date-time">
        <draw:text-box>
          <text:p text:style-name="MP7"><text:span text:style-name="MT2"><presentation:date-time/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rect presentation:style-name="Mpr13" draw:text-style-name="MP5" draw:layer="backgroundobjects" svg:width="33.629cm" svg:height="2.501cm" svg:x="0cm" svg:y="18.504cm">
        <text:p/>
      </draw:rect>
      <draw:custom-shape presentation:style-name="Mpr14" draw:text-style-name="MP5" draw:layer="backgroundobjects" svg:width="27.625cm" svg:height="10.003cm" svg:x="3.002cm" svg:y="2.5cm">
        <text:p/>
        <draw:enhanced-geometry svg:viewBox="0 0 21600 21600" draw:path-stretchpoint-x="10800" draw:path-stretchpoint-y="10800" draw:text-areas="?f3 ?f4 ?f5 ?f6" draw:type="round-rectangle" draw:modifiers="1011.6829807388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custom-shape presentation:style-name="Mpr15" draw:text-style-name="MP5" draw:layer="backgroundobjects" svg:width="26.423cm" svg:height="4.501cm" svg:x="3.602cm" svg:y="3cm">
          <text:p/>
          <draw:enhanced-geometry svg:viewBox="0 0 21600 21600" draw:type="rectangle" draw:enhanced-path="M 0 0 L 21600 0 21600 21600 0 21600 0 0 Z N"/>
        </draw:custom-shape>
        <draw:custom-shape presentation:style-name="Mpr16" draw:text-style-name="MP5" draw:layer="backgroundobjects" svg:width="26.423cm" svg:height="4.502cm" svg:x="3.602cm" svg:y="7.501cm">
          <text:p/>
          <draw:enhanced-geometry svg:viewBox="0 0 21600 21600" draw:type="rectangle" draw:enhanced-path="M 0 0 L 21600 0 21600 21600 0 21600 0 0 Z N"/>
        </draw:custom-shape>
        <draw:rect presentation:style-name="Mpr17" draw:text-style-name="MP5" draw:layer="backgroundobjects" svg:width="26.423cm" svg:height="9.003cm" svg:x="3.602cm" svg:y="3cm">
          <text:p/>
        </draw:rect>
      </draw:g>
      <draw:frame presentation:style-name="Mpr18" draw:text-style-name="MP3" draw:layer="backgroundobjects" svg:width="26.423cm" svg:height="9.003cm" svg:x="3.602cm" svg:y="3cm" presentation:class="title">
        <draw:text-box>
          <text:p text:style-name="MP3">Click to edit the title text format</text:p>
        </draw:text-box>
      </draw:frame>
      <draw:frame presentation:style-name="Mpr19" draw:text-style-name="MP4" draw:layer="backgroundobjects" svg:width="0.839cm" svg:height="1.86cm" svg:x="3.602cm" svg:y="3cm" presentation:class="outline">
        <draw:text-box>
          <text:list text:style-name="ML2">
            <text:list-item>
              <text:p text:style-name="MP3">l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Eighth Outline Level</text:p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2" draw:layer="backgroundobjects" svg:width="7.834cm" svg:height="1.448cm" svg:x="24.112cm" svg:y="19.136cm" presentation:class="page-number">
        <draw:text-box>
          <text:p text:style-name="MP2"><text:span text:style-name="MT1"><text:page-number>&lt;numero&gt;</text:page-number></text:span></text:p>
        </draw:text-box>
      </draw:frame>
      <draw:frame presentation:style-name="Mpr20" draw:text-style-name="MP1" draw:layer="backgroundobjects" svg:width="7.834cm" svg:height="1.448cm" svg:x="1.681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6" draw:layer="backgroundobjects" svg:width="10.659cm" svg:height="1.448cm" svg:x="11.5cm" svg:y="19.136cm" presentation:class="footer">
        <draw:text-box>
          <text:p text:style-name="MP6"><text:span text:style-name="MT1"><presentation:footer/></text:span></text:p>
        </draw:text-box>
      </draw:frame>
      <draw:line presentation:style-name="Mpr21" draw:text-style-name="MP5" draw:layer="backgroundobjects" svg:x1="-0.601cm" svg:y1="18.505cm" svg:x2="33.63cm" svg:y2="18.505cm">
        <text:p/>
      </draw:line>
      <presentation:notes style:page-layout-name="PM2">
        <draw:page-thumbnail presentation:style-name="Default_20_1-title" draw:layer="backgroundobjects" svg:width="9.999cm" svg:height="9.999cm" svg:x="0cm" svg:y="0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Alessandro Febretti</meta:initial-creator>
    <meta:creation-date>2007-03-29T15:37:20</meta:creation-date>
    <dc:creator>Alessandro Febretti</dc:creator>
    <dc:date>2009-03-10T01:30:31.37</dc:date>
    <dc:language>it-IT</dc:language>
    <meta:editing-cycles>25</meta:editing-cycles>
    <meta:editing-duration>PT20H15M51S</meta:editing-duration>
    <meta:printed-by>Alessandro Febretti</meta:printed-by>
    <meta:print-date>2009-02-18T23:46:19.87</meta:print-date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